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5A000000ECBC45A09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8" style:family="paragraph" style:parent-style-name="Text_20_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9" style:family="paragraph" style:parent-style-name="Standard" style:list-style-name="L2">
      <style:text-properties style:font-name="Arial" fo:font-size="10pt" style:font-size-asian="10pt" style:font-size-complex="10pt"/>
    </style:style>
    <style:style style:name="P10" style:family="paragraph" style:parent-style-name="Standard" style:list-style-name="L1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1" style:family="paragraph" style:parent-style-name="Text_20_body" style:list-style-name="L2">
      <style:text-properties style:font-name="Arial" fo:font-size="10pt" fo:font-style="normal" style:font-size-asian="10pt" style:font-style-asian="normal" style:font-size-complex="10pt" style:font-style-complex="normal"/>
    </style:style>
    <style:style style:name="P12" style:family="paragraph" style:parent-style-name="Text_20_body" style:list-style-name="L3">
      <style:text-properties style:font-name="Arial" fo:font-size="10pt" fo:font-style="normal" style:font-size-asian="10pt" style:font-style-asian="normal" style:font-size-complex="10pt" style:font-style-complex="normal"/>
    </style:style>
    <style:style style:name="P13" style:family="paragraph" style:parent-style-name="Text_20_body" style:list-style-name="L4">
      <style:text-properties style:font-name="Arial" fo:font-size="10pt" fo:font-style="normal" style:font-size-asian="10pt" style:font-style-asian="normal" style:font-size-complex="10pt" style:font-style-complex="normal"/>
    </style:style>
    <style:style style:name="P14" style:family="paragraph" style:parent-style-name="Text_20_body" style:list-style-name="L5">
      <style:text-properties style:font-name="Arial" fo:font-size="10pt" fo:font-style="normal" style:font-size-asian="10pt" style:font-style-asian="normal" style:font-size-complex="10pt" style:font-style-complex="normal"/>
    </style:style>
    <style:style style:name="P15" style:family="paragraph" style:parent-style-name="Text_20_body" style:list-style-name="L3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Text_20_body" style:list-style-name="L4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Text_20_body" style:list-style-name="L5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Text_20_body" style:list-style-name="L6">
      <style:text-properties style:font-name="Arial" fo:font-size="10pt" style:font-size-asian="10pt" style:font-size-complex="10pt"/>
    </style:style>
    <style:style style:name="P19" style:family="paragraph" style:parent-style-name="Text_20_body" style:list-style-name="L2">
      <style:text-properties style:font-name="Arial" fo:font-size="10pt" style:font-size-asian="10pt" style:font-size-complex="10pt"/>
    </style:style>
    <style:style style:name="P20" style:family="paragraph" style:parent-style-name="Text_20_body" style:list-style-name="L8">
      <style:text-properties style:font-name="Arial" fo:font-size="10pt" style:font-size-asian="10pt" style:font-size-complex="10pt"/>
    </style:style>
    <style:style style:name="P21" style:family="paragraph" style:parent-style-name="Text_20_body" style:list-style-name="L9">
      <style:text-properties style:font-name="Arial" fo:font-size="10pt" style:font-size-asian="10pt" style:font-size-complex="10pt"/>
    </style:style>
    <style:style style:name="P22" style:family="paragraph" style:parent-style-name="Text_20_body" style:list-style-name="L10">
      <style:text-properties style:font-name="Arial" fo:font-size="10pt" style:font-size-asian="10pt" style:font-size-complex="10pt"/>
    </style:style>
    <style:style style:name="P23" style:family="paragraph" style:parent-style-name="Text_20_body" style:list-style-name="L6"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ext_20_body" style:list-style-name="L7"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 style:list-style-name="L9"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7" style:family="paragraph" style:parent-style-name="Text_20_body" style:list-style-name="L7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8" style:family="paragraph" style:parent-style-name="Text_20_body" style:list-style-name="L11">
      <style:text-properties style:use-window-font-color="true" style:font-name="Arial" fo:font-size="10pt" fo:language="es" fo:country="ES" fo:font-style="normal" style:text-underline-style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9" style:family="paragraph" style:parent-style-name="Text_20_body" style:list-style-name="L8">
      <style:text-properties style:use-window-font-color="true" style:font-name="Arial" fo:font-size="10pt" fo:language="es" fo:country="ES" fo:font-style="normal" style:text-underline-style="none" fo:font-weight="bold" style:font-name-asian="Times New Roman" style:font-size-asian="10pt" style:language-asian="zxx" style:country-asian="none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30" style:family="paragraph" style:parent-style-name="Text_20_body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bold" style:font-name-asian="Times New Roman" style:font-size-asian="10pt" style:language-asian="zxx" style:country-asian="none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31" style:family="paragraph" style:parent-style-name="Text_20_body" style:list-style-name="L10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bold" style:font-name-asian="Times New Roman" style:font-size-asian="10pt" style:language-asian="zxx" style:country-asian="none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1" style:family="text">
      <style:text-properties style:use-window-font-color="true" fo:language="es" fo:country="ES" fo:font-style="normal" style:text-underline-style="none" fo:font-weight="normal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419368805394576500" text:style-name="L1">
        <text:list-header>
          <text:p text:style-name="P10"/>
        </text:list-header>
      </text:list>
      <text:p text:style-name="P8">Selecciona la opción correcta:</text:p>
      <text:list xml:id="list2426907705992089201" text:style-name="L2">
        <text:list-item>
          <text:p text:style-name="P11">De las siguientes afirmaciones cual es cierta:</text:p>
        </text:list-item>
      </text:list>
      <text:list xml:id="list6873332181730585801" text:style-name="L3">
        <text:list-item>
          <text:list>
            <text:list-item>
              <text:p text:style-name="P12">Una secuencia esta ligada a una única tabla.</text:p>
            </text:list-item>
            <text:list-item>
              <text:p text:style-name="P12">El valor de inicio de la secuencia debe estar dentro del dominio definido a través del valor mínimo y máximo.</text:p>
            </text:list-item>
            <text:list-item>
              <text:p text:style-name="P15">Ninguna de las anteriores es cierta.</text:p>
            </text:list-item>
          </text:list>
        </text:list-item>
      </text:list>
      <text:list xml:id="list29309339" text:continue-list="list2426907705992089201" text:style-name="L2">
        <text:list-item>
          <text:p text:style-name="P11">Si se utiliza la opción CYCLE a la hora de crear una secuencia, se debe utilizar dicha secuencia para generar identificadores de una tabla:</text:p>
        </text:list-item>
      </text:list>
      <text:list xml:id="list7044103544274774827" text:style-name="L4">
        <text:list-item>
          <text:list>
            <text:list-item>
              <text:p text:style-name="P13">Si.</text:p>
            </text:list-item>
            <text:list-item>
              <text:p text:style-name="P13">No.</text:p>
            </text:list-item>
            <text:list-item>
              <text:p text:style-name="P16">No se dispone de información suficiente.</text:p>
            </text:list-item>
          </text:list>
        </text:list-item>
      </text:list>
      <text:list xml:id="list29302402" text:continue-list="list29309339" text:style-name="L2">
        <text:list-item>
          <text:p text:style-name="P11">Si se quiere crear una secuencia de numero impares que comience en el 11 cual de las siguientes opciones es la correcta para crear la secuencia:</text:p>
        </text:list-item>
      </text:list>
      <text:list xml:id="list5677748136855830003" text:style-name="L5">
        <text:list-item>
          <text:list>
            <text:list-item>
              <text:p text:style-name="P14">Create sequence secuencia_impar start with 11 cycle;</text:p>
            </text:list-item>
            <text:list-item>
              <text:p text:style-name="P14">Create sequence secuencia_impar start with 11;</text:p>
            </text:list-item>
            <text:list-item>
              <text:p text:style-name="P17">Create sequence increment by 2 minvalue 11; <text:s/></text:p>
            </text:list-item>
          </text:list>
        </text:list-item>
      </text:list>
      <text:list xml:id="list29285500" text:continue-list="list29302402" text:style-name="L2">
        <text:list-item>
          <text:p text:style-name="P9"><text:s/>Un sinónimo público </text:p>
        </text:list-item>
      </text:list>
      <text:list xml:id="list4461138832797976413" text:style-name="L6">
        <text:list-item>
          <text:list>
            <text:list-item>
              <text:p text:style-name="P23"><text:s/>puede ser visto por todos los usuarios</text:p>
            </text:list-item>
            <text:list-item>
              <text:p text:style-name="P18"><text:span text:style-name="T1"><text:s/></text:span><text:span text:style-name="T1">puede ser visto sólo por el usuario que lo creó. </text:span></text:p>
            </text:list-item>
          </text:list>
        </text:list-item>
      </text:list>
      <text:list xml:id="list29314551" text:continue-list="list29285500" text:style-name="L2">
        <text:list-item>
          <text:p text:style-name="P19">Un sinónimo sirve para poder hacer referencia a aquel objeto sin tener que anteponer su esquema</text:p>
        </text:list-item>
      </text:list>
      <text:list xml:id="list7316056191725152563" text:style-name="L7">
        <text:list-item>
          <text:list>
            <text:list-item>
              <text:p text:style-name="P24">Verdadero</text:p>
            </text:list-item>
            <text:list-item>
              <text:p text:style-name="P27">Falso</text:p>
            </text:list-item>
          </text:list>
        </text:list-item>
      </text:list>
      <text:list xml:id="list29287169" text:continue-list="list29314551" text:style-name="L2">
        <text:list-item>
          <text:p text:style-name="P19"><text:s/>C<text:span text:style-name="T1">ualquiera puede ver el sinónimo públic</text:span><text:span text:style-name="T1">o</text:span></text:p>
        </text:list-item>
      </text:list>
      <text:list xml:id="list4813196671524843615" text:style-name="L8">
        <text:list-item>
          <text:list>
            <text:list-item>
              <text:p text:style-name="P20"><text:span text:style-name="T1">N</text:span><text:span text:style-name="T1">o se puede tener acceso a su objeto a menos que se tenga el privilegio para poder ver, insertar, seleccionar, borrar o actualizar dicho objet</text:span><text:span text:style-name="T1">o</text:span></text:p>
            </text:list-item>
            <text:list-item>
              <text:p text:style-name="P29">Tiene automáticamente acceso a su objeto, aunque no tenga el privilegio para poder ver, insertar, seleccionar, borrar o actualizar dicho objeto</text:p>
            </text:list-item>
          </text:list>
        </text:list-item>
      </text:list>
      <text:list xml:id="list29287523" text:continue-list="list29287169" text:style-name="L2">
        <text:list-item>
          <text:p text:style-name="P19">Cual de las siguientes afirmaciones es falsa:</text:p>
        </text:list-item>
      </text:list>
      <text:list xml:id="list1293005014041127623" text:style-name="L9">
        <text:list-item>
          <text:list>
            <text:list-item>
              <text:p text:style-name="P25">La presencia o ausencia de un índice es transparente para la aplicación, ya que es el SGBD el que los utiliza.</text:p>
            </text:list-item>
            <text:list-item>
              <text:p text:style-name="P21">Oracle utiliza y actualiza automáticamente los indices</text:p>
            </text:list-item>
            <text:list-item>
              <text:p text:style-name="P21">Oracle no crea indices sobre las claves primarias de las tablas</text:p>
            </text:list-item>
          </text:list>
        </text:list-item>
      </text:list>
      <text:list xml:id="list29288427" text:continue-list="list29287523" text:style-name="L2">
        <text:list-item>
          <text:p text:style-name="P19">En que tipo de bases de datos puede ser interesante el uso de indices</text:p>
        </text:list-item>
      </text:list>
      <text:list xml:id="list4710694664136110113" text:style-name="L10">
        <text:list-item>
          <text:list>
            <text:list-item>
              <text:p text:style-name="P22">Bases de datos en las que las operaciones mas frecuentes son actualizaciones</text:p>
            </text:list-item>
            <text:list-item>
              <text:p text:style-name="P31">Bases de datos en las que las operaciones mas frecuentes son las selecciones</text:p>
            </text:list-item>
          </text:list>
        </text:list-item>
      </text:list>
      <text:list xml:id="list29305528" text:continue-list="list29288427" text:style-name="L2">
        <text:list-item>
          <text:p text:style-name="P19"><text:s/>Para que columnas se crearán indices automáticamente al ejecutarse la siguiente sentencia DDL</text:p>
          <text:p text:style-name="P19">CREATE TABLE <text:s/></text:p>
        </text:list-item>
      </text:list>
      <text:list xml:id="list4209430045721894791" text:style-name="L11">
        <text:list-item>
          <text:list>
            <text:list-item>
              <text:p text:style-name="P28"><text:soft-page-break/></text:p>
            </text:list-item>
          </text:list>
        </text:list-item>
      </text:list>
      <text:p text:style-name="P7"/>
      <text:p text:style-name="P7">CREATE INDEX idx ON emp (UPPER(ename));</text:p>
      <text:p text:style-name="P7">SELECT * FROM emp WHERE UPPER(ename) LIKE 'JOH%';</text:p>
      <text:p text:style-name="P30">columna en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fo:background-color="transparent" fo:padding="0.049cm" fo:border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loext:contextual-spacing="false" fo:margin-top="0cm" fo:margin-bottom="0cm" fo:line-height="100%" fo:orphans="2" fo:widows="2"/>
      <style:text-properties style:use-window-font-color="true" style:font-name="Tahoma" fo:font-size="8pt" style:font-name-asian="Calibri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1"><draw:image xlink:href="Pictures/100000000000025A000000ECBC45A094.jpg" xlink:type="simple" xlink:show="embed" xlink:actuate="onLoad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creation-date>2013-03-18T11:01:07.14</meta:creation-date>
    <meta:editing-cycles>17</meta:editing-cycles>
    <meta:editing-duration>PT1H10M49S</meta:editing-duration>
    <meta:initial-creator>Blanca I-I</meta:initial-creator>
    <dc:date>2019-02-12T09:09:48.38</dc:date>
    <meta:document-statistic meta:table-count="1" meta:image-count="1" meta:object-count="0" meta:page-count="2" meta:paragraph-count="38" meta:word-count="366" meta:character-count="2254"/>
    <meta:user-defined meta:name="Info 1"/>
    <meta:user-defined meta:name="Info 2"/>
    <meta:user-defined meta:name="Info 3"/>
    <meta:user-defined meta:name="Info 4"/>
  </office:meta>
</office:document-meta>
</file>